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14.1-14.5: sequential-access</presentation:footer-decl>
      <presentation:footer-decl presentation:name="ftr2">CMPTxxxx</presentation:footer-decl>
      <presentation:date-time-decl presentation:name="dtd1" presentation:source="fixed">19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14.1-14.5: Sequential-Access File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9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732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Event</text:span> handl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legate</text:span>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bclasses</text:span> of <text:span text:style-name="T2">Action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b-<text:span text:style-name="T1">interfaces</text:span> of <text:span text:style-name="T2">EventListener</text:span></text:p>
                  </text:list-item>
                </text:list>
              </text:list-item>
            </text:list>
            <text:list text:style-name="L3">
              <text:list-item>
                <text:p text:style-name="P3">Swing <text:span text:style-name="T1">widge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Lab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TextField</text:span>, <text:span text:style-name="T2">JPasswordFie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Butt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CheckBox</text:span>, <text:span text:style-name="T2">JRadioButton</text:span>, <text:span text:style-name="T2">JComboButt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temListener</text:span> <text:span text:style-name="T1">interface</text:span> and <text:span text:style-name="T2">ItemEvent</text:span> <text:span text:style-name="T1">cl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java.io classes</text:p>
          </draw:text-box>
        </draw:frame>
        <draw:frame presentation:style-name="pr6" draw:layer="layout" svg:width="25.199cm" svg:height="15.001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Byte</text:span>-based stream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leInputStream, FileOutputStrea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haracter</text:span>-based stream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leReader, FileWriter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Object</text:span>-based stream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bjectInputStream, ObjectOutputStrea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tandard</text:span> stream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stem.in, System.out, System.err</text:span></text:p>
                  </text:list-item>
                </text:list>
              </text:list-item>
            </text:list>
            <text:list text:style-name="L3">
              <text:list-item>
                <text:p text:style-name="P3">Object holding <text:span text:style-name="T1">pathname</text:span> information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l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File method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Constructor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ile oFile = new File( “output.txt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heck if <text:span text:style-name="T1">exists</text:span>, can <text:span text:style-name="T1">read</text:span>/<text:span text:style-name="T1">writ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f ( oFile.exists() &amp;&amp; oFile.canRead()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heck file <text:span text:style-name="T1">typ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f ( oFile.isFile() || oFile.isDirectory()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Get <text:span text:style-name="T1">parent</text:span> director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oFile.getParent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Get just the <text:span text:style-name="T1">filenam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oFile.getName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JFileChooser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Instantiate</text:span> and set selection <text:span text:style-name="T1">mask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JFileChooser chooser = new JFileChooser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hooser.</text:span><text:span text:style-name="T1">setFileSelectionMode</text:span><text:span text:style-name="T2">( JFileChooser.FILES_ONLY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op-up <text:span text:style-name="T1">dialog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nt result = chooser.</text:span><text:span text:style-name="T1">showSaveDialog</text:span><text:span text:style-name="T2">( thi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heck if user pressed <text:span text:style-name="T1">Cancel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f ( result == JFileChooser.</text:span><text:span text:style-name="T1">CANCEL_OPTION</text:span><text:span text:style-name="T2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Get the <text:span text:style-name="T1">filename</text:span> the user chos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ile fileName = chooser.</text:span><text:span text:style-name="T1">getSelectedFile</text:span><text:span text:style-name="T2">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Formatted text stream I/O</text:p>
          </draw:text-box>
        </draw:frame>
        <draw:frame presentation:style-name="pr6" draw:layer="layout" svg:width="25.199cm" svg:height="14.849cm" svg:x="1.4cm" svg:y="4.507cm" presentation:class="outline" presentation:user-transformed="true">
          <draw:text-box>
            <text:list text:style-name="L3">
              <text:list-item>
                <text:p text:style-name="P3"><text:span text:style-name="T3">java.util.</text:span><text:span text:style-name="T1">Formatter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utputs</text:span> <text:span text:style-name="T3">formatted</text:span> text to a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ormatter output = new Formatter( “out.txt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output.format( “%d %s\n”, id, nam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java.util.</text:span><text:span text:style-name="T1">Scanner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ads</text:span> formatted text from a 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canner input = new Scanner( new File( “in.txt” )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new Scanner( System.i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d = input.nextIn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name = input.nex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Remember to <text:span text:style-name="T1">clos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6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6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6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15T12:24:22</meta:creation-date>
    <dc:creator>Sean Ho</dc:creator>
    <dc:date>2007-03-19T13:06:35</dc:date>
    <dc:language>en-US</dc:language>
    <meta:editing-cycles>106</meta:editing-cycles>
    <meta:editing-duration>P4DT21H28M23S</meta:editing-duration>
    <meta:user-defined meta:name="Info 1"/>
    <meta:user-defined meta:name="Info 2"/>
    <meta:user-defined meta:name="Info 3"/>
    <meta:user-defined meta:name="Info 4"/>
    <meta:document-statistic meta:object-count="182"/>
  </office:meta>
</office:document-meta>
</file>